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o calculo numérico</text:p>
      <text:p text:style-name="Standard">Gabriel Hidasy Rezende RA 116928</text:p>
      <text:p text:style-name="Standard">Heitor Alves Siqueira RA XXXXXX</text:p>
      <text:p text:style-name="Standard"/>
      <text:p text:style-name="Standard">1 – Para descobrir o juro real deste financiamento escrevemos o seguinte programa em C:</text:p>
      <text:p text:style-name="Standard">#include &lt;stdio.h&gt;</text:p>
      <text:p text:style-name="Standard">int main () {</text:p>
      <text:p text:style-name="Standard"><text:s text:c="2"/>double Vi=51900.0; //Valor total do carro</text:p>
      <text:p text:style-name="Standard"><text:s text:c="2"/>double Ven=25000.0; //Valor da entrada</text:p>
      <text:p text:style-name="Standard"><text:s text:c="2"/>double parcela=751.0; </text:p>
      <text:p text:style-name="Standard"><text:s text:c="2"/>int meses=60</text:p>
      <text:p text:style-name="Standard"><text:s text:c="2"/>int k=0;</text:p>
      <text:p text:style-name="Standard"><text:s text:c="2"/>double montanteA=Ven; //Valores de<draw:frame draw:style-name="fr1" draw:name="Object1" text:anchor-type="as-char" svg:y="-0.152in" svg:width="0.4173in" svg:height="0.2126in" draw:z-index="0"><draw:object xlink:href="./Object 1" xlink:type="simple" xlink:show="embed" xlink:actuate="onLoad"/><draw:image xlink:href="./ObjectReplacements/Object 1" xlink:type="simple" xlink:show="embed" xlink:actuate="onLoad"/></draw:frame> do método das secantes</text:p>
      <text:p text:style-name="Standard"><text:s text:c="2"/>double montanteB=Ven;</text:p>
      <text:p text:style-name="Standard"><text:s text:c="2"/>double chuteA=3.; //Valores dos chutes do método das secantes</text:p>
      <text:p text:style-name="Standard"><text:s text:c="2"/>double chuteB=2.;</text:p>
      <text:p text:style-name="Standard"><text:s text:c="2"/>double chute; //chute auxiliar para o método das secantes</text:p>
      <text:p text:style-name="Standard"/>
      <text:p text:style-name="Standard"><text:s text:c="2"/>while(1) {</text:p>
      <text:p text:style-name="Standard"><text:s text:c="4"/>montanteA=Vi-Ven,montanteB=Vi-Ven; //Inicializa os montantes para o valor total financiado</text:p>
      <text:p text:style-name="Standard"><text:s text:c="4"/>while(k&lt;meses) { //calcula<draw:frame draw:style-name="fr1" draw:name="Object2" text:anchor-type="as-char" svg:y="-0.152in" svg:width="0.4173in" svg:height="0.212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 text:c="6"/>montanteA=(montanteA*(1+chuteA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while(k&lt;meses) { //calcula<draw:frame draw:style-name="fr1" draw:name="Object3" text:anchor-type="as-char" svg:y="-0.152in" svg:width="0.4173in" svg:height="0.21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text:s text:c="6"/>montanteB=(montanteB*(1+chuteB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chute = chuteB - ((chuteB – chuteA)*montanteB)/(montanteB-montanteA);</text:p>
      <text:p text:style-name="Standard"><text:s text:c="4"/>//O método das secantes </text:p>
      <text:p text:style-name="Standard"><text:s text:c="4"/>chuteA=chuteB;</text:p>
      <text:p text:style-name="Standard"><text:s text:c="4"/>chuteB=chute;</text:p>
      <text:p text:style-name="Standard"><text:s text:c="4"/>if(montanteB&lt;0.001 &amp;&amp; montanteB&gt;-0.001) break; //Condição de parada <text:s text:c="3"/></text:p>
      <text:p text:style-name="Standard"><text:s text:c="2"/>}</text:p>
      <text:p text:style-name="Standard"><text:s text:c="2"/>printf("Taxa de juros real=%lf\n",chuteB);</text:p>
      <text:p text:style-name="Standard"><text:s text:c="2"/>return 0;</text:p>
      <text:p text:style-name="Standard">}</text:p>
      <text:p text:style-name="Standard"/>
      <text:p text:style-name="Standard">Ex2: </text:p>
      <text:p text:style-name="Standard">Usei o seguinte anuncio:</text:p>
      <text:p text:style-name="Standard"/>
      <text:p text:style-name="Standard">Resultados:</text:p>
      <text:p text:style-name="Standard">O juro anunciado não corresponde ao encontrado </text:p>
      <text:p text:style-name="Standard"/>
      <text:p text:style-name="Standard">Ex3:</text:p>
      <text:p text:style-name="Standard">Para descobrir qual a opção mais vantajosa basta simular cada uma das opções, retirar C e depositar o valor das parcelas as ou retirar a entrada e depois as parcelas a cada mês (vale ressaltar que na opção de depositar as parcelas há uma injeção de capital visto que é depositado dinheiro de fora do sistema, já no exemplo do financiamento todo o dinheiro advém da poupança já conseguida)</text:p>
      <text:p text:style-name="Standard"/>
      <text:p text:style-name="Standard"><text:soft-page-break/>O programa usado para resolver o problema foi o seguinte (escrito em python):</text:p>
      <text:p text:style-name="Standard"/>
      <text:p text:style-name="Standard">#!/bin/python</text:p>
      <text:p text:style-name="Standard">C=51900.;</text:p>
      <text:p text:style-name="Standard">Poup=C*1.5;</text:p>
      <text:p text:style-name="Standard">am=751.</text:p>
      <text:p text:style-name="Standard">jur=0.006</text:p>
      <text:p text:style-name="Standard">meses=60;</text:p>
      <text:p text:style-name="Standard">#OP 1</text:p>
      <text:p text:style-name="Standard">Poup=Poup-C;</text:p>
      <text:p text:style-name="Standard">while (meses):</text:p>
      <text:p text:style-name="Standard"><text:s text:c="2"/>Poup=Poup*(1+jur);</text:p>
      <text:p text:style-name="Standard"><text:s text:c="2"/>Poup=Poup+am;</text:p>
      <text:p text:style-name="Standard"><text:s text:c="2"/>meses=meses-1;</text:p>
      <text:p text:style-name="Standard">print "Opcao 1 - pagar diretamente e aplicar as parcelas - Saldo final:",</text:p>
      <text:p text:style-name="Standard">print <text:s/>Poup;</text:p>
      <text:p text:style-name="Standard">print "Lembrando que nessa opcao foi aplicado um extra de:",</text:p>
      <text:p text:style-name="Standard">print am*60;</text:p>
      <text:p text:style-name="Standard"/>
      <text:p text:style-name="Standard">#OP 2</text:p>
      <text:p text:style-name="Standard">Poup=1.5*C;</text:p>
      <text:p text:style-name="Standard">meses=60;</text:p>
      <text:p text:style-name="Standard">Poup=Poup-25000;</text:p>
      <text:p text:style-name="Standard">while (meses):</text:p>
      <text:p text:style-name="Standard"><text:s text:c="4"/>Poup=Poup*(1+jur);</text:p>
      <text:p text:style-name="Standard"><text:s text:c="4"/>Poup=Poup-am;</text:p>
      <text:p text:style-name="Standard"><text:s text:c="4"/>meses=meses-1;</text:p>
      <text:p text:style-name="Standard">print "Opcao 2 - pagar o financiamento - Saldo final:",;</text:p>
      <text:p text:style-name="Standard">print Poup;</text:p>
      <text:p text:style-name="Standard"><text:s text:c="2"/></text:p>
      <text:p text:style-name="Standard"><text:s text:c="2"/></text:p>
      <text:p text:style-name="Standard"><text:s text:c="2"/></text:p>
      <text:p text:style-name="Standard">Saida:</text:p>
      <text:p text:style-name="Standard">Opcao 1 - pagar diretamente e aplicar as parcelas - Saldo final: 91200.4255299</text:p>
      <text:p text:style-name="Standard">Lembrando que nessa opcao foi aplicado um extra de: 45060.0</text:p>
      <text:p text:style-name="Standard">Opcao 2 - pagar o financiamento - Saldo final: 21624.5013373</text:p>
      <text:p text:style-name="Standard"/>
      <text:p text:style-name="Standard"/>
      <text:p text:style-name="Standard">Ex4:</text:p>
      <text:p text:style-name="Standard">SL1:</text:p>
      <text:p text:style-name="Standard">[gerar todas as equações com duas variaveis zeradas]</text:p>
      <text:p text:style-name="Standard">[resolver o sistema]</text:p>
      <text:p text:style-name="Standard">[o que for maior que zero, escolhe o que minimiza o custo]</text:p>
      <text:p text:style-name="Standard"/>
      <text:p text:style-name="Standard">As variaveis de folga não podem ser negativas porque o sistema vêm de uma inequação que tem resultado <draw:frame draw:style-name="fr2" draw:name="Object4" text:anchor-type="as-char" svg:y="-0.1484in" svg:width="0.3807in" svg:height="0.1839in" draw:z-index="3"><draw:object xlink:href="./Object 4" xlink:type="simple" xlink:show="embed" xlink:actuate="onLoad"/><draw:image xlink:href="./ObjectReplacements/Object 4" xlink:type="simple" xlink:show="embed" xlink:actuate="onLoad"/></draw:frame>, e elas tem a responsabilidade de neutralizar a parte negativa, resultando em um sistema igual a zero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L2:</text:p>
      <text:p text:style-name="Standard">Ti-Te&gt;=1000</text:p>
      <text:p text:style-name="Standard"/>
      <text:p text:style-name="Standard">Ti&lt;=2000</text:p>
      <text:p text:style-name="Standard">6M1+M2=Te</text:p>
      <text:p text:style-name="Standard">4M1+2M2=Ti</text:p>
      <text:p text:style-name="Standard"/>
      <text:p text:style-name="Standard">M1&lt;=24</text:p>
      <text:p text:style-name="Standard">M2&lt;=6</text:p>
      <text:p text:style-name="Standard"><text:s/></text:p>
      <text:p text:style-name="Standard"><draw:frame draw:style-name="fr2" draw:name="Object6" text:anchor-type="as-char" svg:y="-0.1484in" svg:width="1.039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2" draw:name="Object5" text:anchor-type="as-char" svg:y="-0.1484in" svg:width="0.7283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3T14:59:12</meta:creation-date>
    <dc:date>2012-05-23T19:05:52</dc:date>
    <meta:editing-duration>PT3H7M32S</meta:editing-duration>
    <meta:editing-cycles>4</meta:editing-cycles>
    <meta:generator>LibreOffice/3.4$Unix LibreOffice_project/340m1$Build-402</meta:generator>
    <meta:document-statistic meta:table-count="0" meta:image-count="0" meta:object-count="6" meta:page-count="3" meta:paragraph-count="93" meta:word-count="395" meta:character-count="2786" meta:non-whitespace-character-count="2338"/>
  </office:meta>
</office:document-meta>
</file>

<file path=Object 1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4/content.xml><?xml version="1.0" encoding="utf-8"?>
<math xmlns="http://www.w3.org/1998/Math/MathML">
  <semantics>
    <mrow>
      <mrow>
        <mi>r</mi>
        <mo stretchy="false">⩽</mo>
        <mn>0</mn>
      </mrow>
    </mrow>
    <annotation encoding="StarMath 5.0"> r leslant 0</annotation>
  </semantics>
</math>
</file>

<file path=Object 5/content.xml><?xml version="1.0" encoding="utf-8"?>
<math xmlns="http://www.w3.org/1998/Math/MathML">
  <semantics>
    <mrow>
      <mrow>
        <mrow>
          <mi mathvariant="italic">Ti</mi>
          <mo stretchy="false">−</mo>
          <msub>
            <mi>x</mi>
            <mn>2</mn>
          </msub>
        </mrow>
        <mo stretchy="false">=</mo>
        <mn>0</mn>
      </mrow>
    </mrow>
    <annotation encoding="StarMath 5.0">Ti-x_2=0</annotation>
  </semantics>
</math>
</file>

<file path=Object 6/content.xml><?xml version="1.0" encoding="utf-8"?>
<math xmlns="http://www.w3.org/1998/Math/MathML">
  <semantics>
    <mrow>
      <mrow>
        <mrow>
          <mrow>
            <mi mathvariant="italic">Ti</mi>
            <mo stretchy="false">−</mo>
            <mi mathvariant="italic">Te</mi>
          </mrow>
          <mo stretchy="false">−</mo>
          <msub>
            <mi>x</mi>
            <mn>1</mn>
          </msub>
        </mrow>
        <mo stretchy="false">=</mo>
        <mn>0</mn>
      </mrow>
    </mrow>
    <annotation encoding="StarMath 5.0">Ti-Te-x_1=0</annotation>
  </semantics>
</math>
</file>